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1.27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111.6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109.4mm"/>
    </style:style>
    <style:style style:name="co8" style:family="table-column">
      <style:table-column-properties fo:break-before="auto" style:column-width="25.89mm"/>
    </style:style>
    <style:style style:name="co9" style:family="table-column">
      <style:table-column-properties fo:break-before="auto" style:column-width="91.26mm"/>
    </style:style>
    <style:style style:name="co10" style:family="table-column">
      <style:table-column-properties fo:break-before="auto" style:column-width="22.95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6.79mm"/>
    </style:style>
    <style:style style:name="co14" style:family="table-column">
      <style:table-column-properties fo:break-before="auto" style:column-width="27.09mm"/>
    </style:style>
    <style:style style:name="co1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6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ext-properties fo:color="#ce181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99"/>
    <style:style style:name="ce17" style:family="table-cell" style:parent-style-name="Default" style:data-style-name="N99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10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110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 style:data-style-name="N110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7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107">
      <style:table-cell-properties fo:background-color="#ffdaa2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2" office:value-type="string" calcext:value-type="string">
            <text:p>SNOMED_CT|MiniMayoCoders|id.not found|id.443961001|1.8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NOMED_CT|MiniMayoCoders|id.not found|id.176639008|2.0</text:p>
          </table:table-cell>
          <table:table-cell/>
          <table:table-cell office:value-type="string" calcext:value-type="string">
            <text:p>SNOMED_CT|MiniMayoSRS_coder_adj|id.263698008|id.176639008|2.0</text:p>
          </table:table-cell>
          <table:table-cell/>
          <table:table-cell office:value-type="string" calcext:value-type="string">
            <text:p>SNOMED_CT|MiniMayoSRS_coder_adj|id.42399005|id.42399005|4.0</text:p>
          </table:table-cell>
        </table:table-row>
        <table:table-row table:style-name="ro1">
          <table:table-cell table:style-name="ce12" office:value-type="string" calcext:value-type="string">
            <text:p>SNOMED_CT|MiniMayoCoders|id.55822004|id.not found|1.0</text:p>
          </table:table-cell>
          <table:table-cell table:number-columns-repeated="3"/>
          <table:table-cell office:value-type="string" calcext:value-type="string">
            <text:p>SNOMED_CT|MiniMayoSRS_coder_adj|id.80891009|id.74281007|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NOMED_CT|MiniMayoSRS_coder_adj|id.42343007|id.19242006|1.4</text:p>
          </table:table-cell>
        </table:table-row>
        <table:table-row table:style-name="ro1">
          <table:table-cell table:style-name="ce12" office:value-type="string" calcext:value-type="string">
            <text:p>SNOMED_CT|MiniMayoPhysicians|id.not found|id.443961001|2.7</text:p>
          </table:table-cell>
          <table:table-cell table:number-columns-repeated="3"/>
          <table:table-cell office:value-type="string" calcext:value-type="string">
            <text:p>SNOMED_CT|MiniMayoSRS_coder_adj|id.128462008|id.443961001|1.8</text:p>
          </table:table-cell>
        </table:table-row>
        <table:table-row table:style-name="ro1">
          <table:table-cell table:style-name="ce12" office:value-type="string" calcext:value-type="string">
            <text:p>SNOMED_CT|MiniMayoPhysicians|id.not found|id.176639008|2.7</text:p>
          </table:table-cell>
          <table:table-cell/>
          <table:table-cell office:value-type="string" calcext:value-type="string">
            <text:p>SNOMED_CT|MiniMayoSRS_physician_adj|id.263698008|id.176639008|2.7</text:p>
          </table:table-cell>
          <table:table-cell/>
          <table:table-cell office:value-type="string" calcext:value-type="string">
            <text:p>SNOMED_CT|MiniMayoSRS_coder_adj|id.230690007|id.55641003|2.8</text:p>
          </table:table-cell>
        </table:table-row>
        <table:table-row table:style-name="ro1">
          <table:table-cell table:style-name="ce12" office:value-type="string" calcext:value-type="string">
            <text:p>SNOMED_CT|MiniMayoPhysicians|id.55822004|id.not found|1.0</text:p>
          </table:table-cell>
          <table:table-cell table:number-columns-repeated="3"/>
          <table:table-cell office:value-type="string" calcext:value-type="string">
            <text:p>SNOMED_CT|MiniMayoSRS_coder_adj|id.69896004|id.200936003|1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NOMED_CT|MiniMayoSRS_coder_adj|id.254935002|id.1386000|1.3</text:p>
          </table:table-cell>
        </table:table-row>
        <table:table-row table:style-name="ro1">
          <table:table-cell office:value-type="string" calcext:value-type="string">
            <text:p>SNOMED_CT|MayoSRS_rel|id.50782009|id.not found|2.38</text:p>
          </table:table-cell>
          <table:table-cell table:number-columns-repeated="2"/>
          <table:table-cell table:style-name="ce13"/>
          <table:table-cell office:value-type="string" calcext:value-type="string">
            <text:p>SNOMED_CT|MiniMayoSRS_coder_adj|id.57406009|id.396275006|1.1</text:p>
          </table:table-cell>
        </table:table-row>
        <table:table-row table:style-name="ro1">
          <table:table-cell office:value-type="string" calcext:value-type="string">
            <text:p>SNOMED_CT|MayoSRS_rel|id.not found|id.55822004|2.23</text:p>
          </table:table-cell>
          <table:table-cell table:number-columns-repeated="3"/>
          <table:table-cell office:value-type="string" calcext:value-type="string">
            <text:p>SNOMED_CT|MiniMayoSRS_coder_adj|id.59282003|id.22298006|1.2</text:p>
          </table:table-cell>
        </table:table-row>
        <table:table-row table:style-name="ro1">
          <table:table-cell office:value-type="string" calcext:value-type="string">
            <text:p>SNOMED_CT|MayoSRS_rel|id.40739000|id.not found|3.77</text:p>
          </table:table-cell>
          <table:table-cell table:number-columns-repeated="3"/>
          <table:table-cell office:value-type="string" calcext:value-type="string">
            <text:p>SNOMED_CT|MiniMayoSRS_coder_adj|id.70179006|id.73761001|1.0</text:p>
          </table:table-cell>
        </table:table-row>
        <table:table-row table:style-name="ro1">
          <table:table-cell office:value-type="string" calcext:value-type="string">
            <text:p>SNOMED_CT|MayoSRS_rel|id.not found|id.307593001|8.23</text:p>
          </table:table-cell>
          <table:table-cell table:number-columns-repeated="3"/>
          <table:table-cell office:value-type="string" calcext:value-type="string">
            <text:p>SNOMED_CT|MiniMayoSRS_coder_adj|id.39772007|id.15825003|1.0</text:p>
          </table:table-cell>
        </table:table-row>
        <table:table-row table:style-name="ro1">
          <table:table-cell office:value-type="string" calcext:value-type="string">
            <text:p>SNOMED_CT|MayoSRS_rel|id.69896004|id.not found|6.15</text:p>
          </table:table-cell>
          <table:table-cell table:number-columns-repeated="3"/>
          <table:table-cell office:value-type="string" calcext:value-type="string">
            <text:p>SNOMED_CT|MiniMayoSRS_coder_adj|id.87715008|id.420054005|1.0</text:p>
          </table:table-cell>
        </table:table-row>
        <table:table-row table:style-name="ro1">
          <table:table-cell office:value-type="string" calcext:value-type="string">
            <text:p>SNOMED_CT|MayoSRS_rel|id.6574001|id.not found|1.92</text:p>
          </table:table-cell>
          <table:table-cell table:number-columns-repeated="3"/>
          <table:table-cell office:value-type="string" calcext:value-type="string">
            <text:p>SNOMED_CT|MiniMayoSRS_coder_adj|id.13200003|id.57190000|1.0</text:p>
          </table:table-cell>
        </table:table-row>
        <table:table-row table:style-name="ro1">
          <table:table-cell office:value-type="string" calcext:value-type="string">
            <text:p>SNOMED_CT|MayoSRS_rel|id.60573004|id.not found|5.62</text:p>
          </table:table-cell>
          <table:table-cell/>
          <table:table-cell office:value-type="string" calcext:value-type="string">
            <text:p>SNOMED_CT|Mayo|id.60573004|id.263698008|5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MayoSRS_rel|id.not found|id.250220000|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MayoSRS_rel|id.44515000|id.not found|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MayoSRS_rel|id.57406009|id.not found|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MayoSRS_rel|id.417122000|id.410536001|1</text:p>
          </table:table-cell>
          <table:table-cell/>
          <table:table-cell office:value-type="string" calcext:value-type="string">
            <text:p>SNOMED_CT|Mayo|id.417122000|id.410536001|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MayoSRS_rel|id.91514001|id.400192002|2</text:p>
          </table:table-cell>
          <table:table-cell/>
          <table:table-cell office:value-type="string" calcext:value-type="string">
            <text:p>SNOMED_CT|Mayo|id.91514001|id.400192002|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NOMED_CT|UMNSRS_sim|id.10087007|id.not found|1187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10504007|id.not found|680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105592009|id.267036007|43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111939009|id.372847006|229.5</text:p>
          </table:table-cell>
          <table:table-cell/>
          <table:table-cell office:value-type="string" calcext:value-type="string">
            <text:p>SNOMED_CT|UMNRS_sim|id.10493008|id.34486009|14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28241005|id.not found|1173|</text:p>
          </table:table-cell>
          <table:table-cell/>
          <table:table-cell office:value-type="string" calcext:value-type="string">
            <text:p>SNOMED_CT|UMNRS_sim|id.105592009|id.267036007|43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28496001|id.129565002|1103</text:p>
          </table:table-cell>
          <table:table-cell/>
          <table:table-cell office:value-type="string" calcext:value-type="string">
            <text:p>SNOMED_CT|UMNRS_sim|id.10493008|id.105649009|123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39394000|id.not found|353.75|</text:p>
          </table:table-cell>
          <table:table-cell/>
          <table:table-cell office:value-type="string" calcext:value-type="string">
            <text:p>SNOMED_CT|UMNRS_sim|id.155809006|id.10632007|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4168008|id.not found|239|</text:p>
          </table:table-cell>
          <table:table-cell/>
          <table:table-cell office:value-type="string" calcext:value-type="string">
            <text:p>SNOMED_CT|UMNRS_sim|id.162341001|id.20262006|58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4168008|id.not found|417.25|</text:p>
          </table:table-cell>
          <table:table-cell/>
          <table:table-cell office:value-type="string" calcext:value-type="string">
            <text:p>SNOMED_CT|UMNRS_sim|id.267052005|id.10712001|7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82782007|id.418634005|1188</text:p>
          </table:table-cell>
          <table:table-cell/>
          <table:table-cell office:value-type="string" calcext:value-type="string">
            <text:p>SNOMED_CT|UMNRS_sim|id.233604007|id.105592009|95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193570009|id.not found|652.75|</text:p>
          </table:table-cell>
          <table:table-cell/>
          <table:table-cell office:value-type="string" calcext:value-type="string">
            <text:p>SNOMED_CT|UMNRS_sim|id.432119003|id.40968005|3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24960004|id.not found|1055.25|</text:p>
          </table:table-cell>
          <table:table-cell/>
          <table:table-cell office:value-type="string" calcext:value-type="string">
            <text:p>SNOMED_CT|UMNRS_sim|id.52674009|id.102210007|25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33604007|id.105592009|959.25</text:p>
          </table:table-cell>
          <table:table-cell/>
          <table:table-cell office:value-type="string" calcext:value-type="string">
            <text:p>SNOMED_CT|UMNRS_sim|id.182782007|id.418634005|1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33604007|id.not found|633.75|</text:p>
          </table:table-cell>
          <table:table-cell/>
          <table:table-cell office:value-type="string" calcext:value-type="string">
            <text:p>SNOMED_CT|UMNRS_sim|id.40968005|id.333847008|29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5374005|id.111939009|1255.75</text:p>
          </table:table-cell>
          <table:table-cell/>
          <table:table-cell office:value-type="string" calcext:value-type="string">
            <text:p>SNOMED_CT|UMNRS_sim|id.102210007|id.20320002|1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5374005|id.21701005|391</text:p>
          </table:table-cell>
          <table:table-cell/>
          <table:table-cell office:value-type="string" calcext:value-type="string">
            <text:p>SNOMED_CT|UMNRS_sim|id.155809006|id.271737000|7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67052005|id.10712001|727.5</text:p>
          </table:table-cell>
          <table:table-cell/>
          <table:table-cell office:value-type="string" calcext:value-type="string">
            <text:p>SNOMED_CT|UMNRS_sim|id.84326006|id.182782007|95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67052005|id.79879001|802.25</text:p>
          </table:table-cell>
          <table:table-cell/>
          <table:table-cell office:value-type="string" calcext:value-type="string">
            <text:p>SNOMED_CT|UMNRS_sim|id.128496001|id.129565002|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71594007|id.not found|737|</text:p>
          </table:table-cell>
          <table:table-cell/>
          <table:table-cell office:value-type="string" calcext:value-type="string">
            <text:p>SNOMED_CT|UMNRS_sim|id.161847005|id.28442001|113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29738008|id.not found|1047|</text:p>
          </table:table-cell>
          <table:table-cell/>
          <table:table-cell office:value-type="string" calcext:value-type="string">
            <text:p>SNOMED_CT|UMNRS_sim|id.155809006|id.108600003|39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1996006|id.not found|372.5|</text:p>
          </table:table-cell>
          <table:table-cell/>
          <table:table-cell office:value-type="string" calcext:value-type="string">
            <text:p>SNOMED_CT|UMNRS_sim|id.271788002|id.246545002|130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4278007|id.412177003|450</text:p>
          </table:table-cell>
          <table:table-cell/>
          <table:table-cell office:value-type="string" calcext:value-type="string">
            <text:p>SNOMED_CT|UMNRS_sim|id.13791008|id.186886002|115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723001|id.not found|618.5|</text:p>
          </table:table-cell>
          <table:table-cell/>
          <table:table-cell office:value-type="string" calcext:value-type="string">
            <text:p>SNOMED_CT|UMNRS_sim|id.91175000|id.102210007|16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86033004|id.not found|1032|</text:p>
          </table:table-cell>
          <table:table-cell/>
          <table:table-cell office:value-type="string" calcext:value-type="string">
            <text:p>SNOMED_CT|UMNRS_sim|id.3723001|id.155809006|61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96230008|id.129565002|1019.5</text:p>
          </table:table-cell>
          <table:table-cell/>
          <table:table-cell office:value-type="string" calcext:value-type="string">
            <text:p>SNOMED_CT|UMNRS_sim|id.267052005|id.79879001|8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98979000|id.not found|1109.5|</text:p>
          </table:table-cell>
          <table:table-cell/>
          <table:table-cell office:value-type="string" calcext:value-type="string">
            <text:p>SNOMED_CT|UMNRS_sim|id.128241005|id.155809006|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398979000|id.not found|955|</text:p>
          </table:table-cell>
          <table:table-cell/>
          <table:table-cell office:value-type="string" calcext:value-type="string">
            <text:p>SNOMED_CT|UMNRS_sim|id.25374005|id.111939009|125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14915002|id.not found|1142.25|</text:p>
          </table:table-cell>
          <table:table-cell/>
          <table:table-cell office:value-type="string" calcext:value-type="string">
            <text:p>SNOMED_CT|UMNRS_sim|id.155809006|id.399144008|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18634005|id.70784009|319.5</text:p>
          </table:table-cell>
          <table:table-cell/>
          <table:table-cell office:value-type="string" calcext:value-type="string">
            <text:p>SNOMED_CT|UMNRS_sim|id.34278007|id.412177003|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18634005|id.not found|203|</text:p>
          </table:table-cell>
          <table:table-cell/>
          <table:table-cell office:value-type="string" calcext:value-type="string">
            <text:p>SNOMED_CT|UMNRS_sim|id.31996006|id.271788002|3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19188005|id.not found|416.25|</text:p>
          </table:table-cell>
          <table:table-cell/>
          <table:table-cell office:value-type="string" calcext:value-type="string">
            <text:p>SNOMED_CT|UMNRS_sim|id.155809006|id.387584000|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32119003|id.not found|340.5|</text:p>
          </table:table-cell>
          <table:table-cell/>
          <table:table-cell office:value-type="string" calcext:value-type="string">
            <text:p>SNOMED_CT|UMNRS_sim|id.52448006|id.102210007|2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44730006|id.not found|657.5|</text:p>
          </table:table-cell>
          <table:table-cell/>
          <table:table-cell office:value-type="string" calcext:value-type="string">
            <text:p>SNOMED_CT|UMNRS_sim|id.111939009|id.372847006|22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52448006|id.not found|223.5|</text:p>
          </table:table-cell>
          <table:table-cell/>
          <table:table-cell office:value-type="string" calcext:value-type="string">
            <text:p>SNOMED_CT|UMNRS_sim|id.14168008|id.40968005|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sim|id.52674009|id.not found|253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89620005|id.not found|261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91175000|id.not found|167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96048006|id.not found|648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05649009|1239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0632007|523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0712001|368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08600003|390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16726003|279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182782007|957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0262006|582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0320002|187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46545002|1302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71737000|727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8442001|1066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28442001|1135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33847008|293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3688009|475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4486009|142.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71597004|956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87584000|498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98979000|1180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399144008|956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44564008|284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55350005|935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70407001|666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80394007|1234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81088002|1078.7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9014002|412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not found|1158.25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sim|id.not found|id.not found|331|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NOMED_CT|UMNSRS_rel|id.not found|id.419442005|98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105649009|94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9014002|723</text:p>
          </table:table-cell>
          <table:table-cell/>
          <table:table-cell office:value-type="string" calcext:value-type="string">
            <text:p>SNOMED_CT|UMNRS_rel|id.111157006|id.387381009|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29738008|id.not found|1065.75</text:p>
          </table:table-cell>
          <table:table-cell/>
          <table:table-cell office:value-type="string" calcext:value-type="string">
            <text:p>SNOMED_CT|UMNRS_rel|id.32631004|id.419442005|98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98979000|871.25</text:p>
          </table:table-cell>
          <table:table-cell/>
          <table:table-cell office:value-type="string" calcext:value-type="string">
            <text:p>SNOMED_CT|UMNRS_rel|id.271788002|id.387222003|104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87475002|846.25</text:p>
          </table:table-cell>
          <table:table-cell/>
          <table:table-cell office:value-type="string" calcext:value-type="string">
            <text:p>SNOMED_CT|UMNRS_rel|id.186514003|id.33688009|45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44564008|379.75</text:p>
          </table:table-cell>
          <table:table-cell/>
          <table:table-cell office:value-type="string" calcext:value-type="string">
            <text:p>SNOMED_CT|UMNRS_rel|id.233604007|id.105592009|100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414915002|id.not found|1090.25</text:p>
          </table:table-cell>
          <table:table-cell/>
          <table:table-cell office:value-type="string" calcext:value-type="string">
            <text:p>SNOMED_CT|UMNRS_rel|id.68354003|id.393348005|83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71759000|848.5</text:p>
          </table:table-cell>
          <table:table-cell/>
          <table:table-cell office:value-type="string" calcext:value-type="string">
            <text:p>SNOMED_CT|UMNRS_rel|id.432119003|id.40968005|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87222003|1043.75</text:p>
          </table:table-cell>
          <table:table-cell/>
          <table:table-cell office:value-type="string" calcext:value-type="string">
            <text:p>SNOMED_CT|UMNRS_rel|id.372756006|id.102210007|23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67866001|1131.25</text:p>
          </table:table-cell>
          <table:table-cell/>
          <table:table-cell office:value-type="string" calcext:value-type="string">
            <text:p>SNOMED_CT|UMNRS_rel|id.52674009|id.102210007|27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3688009|459.25</text:p>
          </table:table-cell>
          <table:table-cell/>
          <table:table-cell office:value-type="string" calcext:value-type="string">
            <text:p>SNOMED_CT|UMNRS_rel|id.182782007|id.418634005|9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13791008|id.not found|980.75</text:p>
          </table:table-cell>
          <table:table-cell/>
          <table:table-cell office:value-type="string" calcext:value-type="string">
            <text:p>SNOMED_CT|UMNRS_rel|id.40968005|id.333847008|58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68354003|id.not found|836.75</text:p>
          </table:table-cell>
          <table:table-cell/>
          <table:table-cell office:value-type="string" calcext:value-type="string">
            <text:p>SNOMED_CT|UMNRS_rel|id.405751000|id.161847005|111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432119003|id.not found|359</text:p>
          </table:table-cell>
          <table:table-cell/>
          <table:table-cell office:value-type="string" calcext:value-type="string">
            <text:p>SNOMED_CT|UMNRS_rel|id.102210007|id.20320002|31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372756006|id.not found|238.5</text:p>
          </table:table-cell>
          <table:table-cell/>
          <table:table-cell office:value-type="string" calcext:value-type="string">
            <text:p>SNOMED_CT|UMNRS_rel|id.155809006|id.271737000|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52674009|id.not found|278.75</text:p>
          </table:table-cell>
          <table:table-cell/>
          <table:table-cell office:value-type="string" calcext:value-type="string">
            <text:p>SNOMED_CT|UMNRS_rel|id.161847005|id.28442001|105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233604007|id.not found|982.75</text:p>
          </table:table-cell>
          <table:table-cell/>
          <table:table-cell office:value-type="string" calcext:value-type="string">
            <text:p>SNOMED_CT|UMNRS_rel|id.34095006|id.111939009|98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33847008|586.75</text:p>
          </table:table-cell>
          <table:table-cell/>
          <table:table-cell office:value-type="string" calcext:value-type="string">
            <text:p>SNOMED_CT|UMNRS_rel|id.271788002|id.246545002|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not found|1113.5</text:p>
          </table:table-cell>
          <table:table-cell/>
          <table:table-cell office:value-type="string" calcext:value-type="string">
            <text:p>SNOMED_CT|UMNRS_rel|id.13132007|id.373338002|49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40930008|id.not found|909</text:p>
          </table:table-cell>
          <table:table-cell/>
          <table:table-cell office:value-type="string" calcext:value-type="string">
            <text:p>SNOMED_CT|UMNRS_rel|id.111939009|id.404640003|89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20320002|314.75</text:p>
          </table:table-cell>
          <table:table-cell/>
          <table:table-cell office:value-type="string" calcext:value-type="string">
            <text:p>SNOMED_CT|UMNRS_rel|id.186886002|id.1845001|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271737000|915</text:p>
          </table:table-cell>
          <table:table-cell/>
          <table:table-cell office:value-type="string" calcext:value-type="string">
            <text:p>SNOMED_CT|UMNRS_rel|id.91175000|id.102210007|32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10632007|id.259659006|633690000677.25</text:p>
          </table:table-cell>
          <table:table-cell/>
          <table:table-cell office:value-type="string" calcext:value-type="string">
            <text:p>SNOMED_CT|UMNRS_rel|id.75694006|id.267052005|21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36815008|1095.5</text:p>
          </table:table-cell>
          <table:table-cell/>
          <table:table-cell office:value-type="string" calcext:value-type="string">
            <text:p>SNOMED_CT|UMNRS_rel|id.25374005|id.111939009|1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28442001|1057.75</text:p>
          </table:table-cell>
          <table:table-cell/>
          <table:table-cell office:value-type="string" calcext:value-type="string">
            <text:p>SNOMED_CT|UMNRS_rel|id.34278007|id.412177003|4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10756001|id.not found|333.5</text:p>
          </table:table-cell>
          <table:table-cell/>
          <table:table-cell office:value-type="string" calcext:value-type="string">
            <text:p>SNOMED_CT|UMNRS_rel|id.162341001|id.59026006|28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246545002|1059</text:p>
          </table:table-cell>
          <table:table-cell/>
          <table:table-cell office:value-type="string" calcext:value-type="string">
            <text:p>SNOMED_CT|UMNRS_rel|id.31996006|id.271788002|25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386033004|id.not found|1127.25</text:p>
          </table:table-cell>
          <table:table-cell/>
          <table:table-cell office:value-type="string" calcext:value-type="string">
            <text:p>SNOMED_CT|UMNRS_rel|id.155809006|id.387584000|74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398979000|id.not found|1058.75</text:p>
          </table:table-cell>
          <table:table-cell/>
          <table:table-cell office:value-type="string" calcext:value-type="string">
            <text:p>SNOMED_CT|UMNRS_rel|id.34278007|id.72863001|17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1845001|955</text:p>
          </table:table-cell>
          <table:table-cell/>
          <table:table-cell office:value-type="string" calcext:value-type="string">
            <text:p>SNOMED_CT|UMNRS_rel|id.19471005|id.34278007|42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91175000|id.not found|322.5</text:p>
          </table:table-cell>
          <table:table-cell/>
          <table:table-cell office:value-type="string" calcext:value-type="string">
            <text:p>SNOMED_CT|UMNRS_rel|id.182782007|id.102210007|91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271594007|id.not found|1005.25</text:p>
          </table:table-cell>
          <table:table-cell/>
          <table:table-cell office:value-type="string" calcext:value-type="string">
            <text:p>SNOMED_CT|UMNRS_rel|id.52448006|id.102210007|17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38716007|id.not found|878</text:p>
          </table:table-cell>
          <table:table-cell/>
          <table:table-cell office:value-type="string" calcext:value-type="string">
            <text:p>SNOMED_CT|UMNRS_rel|id.111939009|id.372847006|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72863001|955.25</text:p>
          </table:table-cell>
          <table:table-cell/>
          <table:table-cell office:value-type="string" calcext:value-type="string">
            <text:p>SNOMED_CT|UMNRS_rel|id.14168008|id.40968005|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55350005|1046</text:p>
          </table:table-cell>
          <table:table-cell/>
          <table:table-cell office:value-type="string" calcext:value-type="string">
            <text:p>SNOMED_CT|UMNRS_rel|id.34278007|id.162030005|37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MED_CT|UMNSRS_rel|id.not found|id.52388000|8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80394007|1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76272004|id.not found|1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0504007|id.not found|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94828000|id.not found|86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59026006|283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1996006|id.not found|25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0087007|id.not found|1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387584000|7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28442001|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39394000|id.not found|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371597004|98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55350005|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419188005|id.not found|44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10712001|60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98979000|id.not found|91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82782007|id.not found|91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224960004|id.not found|1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not found|id.38268001|29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52448006|id.not found|17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4168008|id.not found|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89620005|id.not found|28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11157006|id.387381009|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233604007|id.105592009|10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82782007|id.418634005|9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095006|id.25374005|111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095006|id.212968006|84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095006|id.271594007|72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095006|id.111939009|98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3132007|id.373338002|49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93462001|id.13132007|39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25374005|id.111939009|1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11939009|id.372847006|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11939009|id.404640003|89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75694006|id.193570009|23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75694006|id.2412005|2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93570009|id.75694006|29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278007|id.72863001|17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19471005|id.34278007|42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278007|id.162030005|3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MED_CT|UMNSRS_rel|id.34278007|id.412177003|414.5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yo|Judments|C0333997|C0043352|1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19054|C1561562|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376358|C0001109|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18801|C0033975|1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233651|C1527356|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18926|C0043352|1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29408|C0392525|1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07286|C0549493|1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35450|C0034079|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2267026|C0020473|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11168|C0679317|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27627|C0205699|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03873|C1396859|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27540|C1547030|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|Judments|C0003507|C0006660|5.6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niMayo|Coder|C0027627|C0001418|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Coder|C0175895|C0009814|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Coder|C0043352|C0023891|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Coder|C0020473|C0027627|1.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iniMayo|Physician|C0027627|C0001418|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Physician|C0175895|C0009814|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Physician|C0043352|C0023891|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yo|Physician|C0020473|C0027627|1.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MNSRS|Relatedness|C0009951|C0001962|98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242723|C0024530|94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033687|C0011847|106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011847|C0033860|72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948786|C0030232|87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232471|C0016860|84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031763|C0003564|37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002871|C0060277|112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028754|C0011847|109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NSRS|Relatedness|C0858529|C0017887|848.5</text:p>
          </table:table-cell>
          <table:table-cell table:number-columns-repeated="4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2">
          <table:table-cell table:style-name="ce14"/>
          <table:table-cell table:style-name="ce15" office:value-type="string" calcext:value-type="string">
            <text:p><text:s/>1 – Sim_path</text:p>
          </table:table-cell>
          <table:table-cell table:style-name="ce15" office:value-type="string" calcext:value-type="string">
            <text:p><text:s/>2 – Sim_wup</text:p>
          </table:table-cell>
          <table:table-cell table:style-name="ce15" office:value-type="string" calcext:value-type="string">
            <text:p><text:s/>3 – Sim_lch</text:p>
          </table:table-cell>
          <table:table-cell table:style-name="ce15" office:value-type="string" calcext:value-type="string">
            <text:p><text:s/>4 – Sim_lin</text:p>
          </table:table-cell>
          <table:table-cell table:style-name="ce15" office:value-type="string" calcext:value-type="string">
            <text:p><text:s/>5 – Sim_res</text:p>
          </table:table-cell>
          <table:table-cell table:style-name="ce15" office:value-type="string" calcext:value-type="string">
            <text:p><text:span text:style-name="T1"> 6 – </text:span>Sim_jcn</text:p>
          </table:table-cell>
        </table:table-row>
        <table:table-row table:style-name="ro1">
          <table:table-cell table:style-name="ce14" office:value-type="string" calcext:value-type="string">
            <text:p>umnsrs relatedness</text:p>
          </table:table-cell>
          <table:table-cell table:style-name="ce16" office:value-type="string" calcext:value-type="string">
            <text:p>x</text:p>
          </table:table-cell>
          <table:table-cell table:style-name="ce15" table:number-columns-repeated="5"/>
        </table:table-row>
        <table:table-row table:style-name="ro1">
          <table:table-cell table:style-name="ce14" office:value-type="string" calcext:value-type="string">
            <text:p>umnsrs similarity</text:p>
          </table:table-cell>
          <table:table-cell table:style-name="ce16" office:value-type="string" calcext:value-type="string">
            <text:p>x</text:p>
          </table:table-cell>
          <table:table-cell table:style-name="ce15" table:number-columns-repeated="5"/>
        </table:table-row>
        <table:table-row table:style-name="ro1">
          <table:table-cell table:style-name="ce14" office:value-type="string" calcext:value-type="string">
            <text:p>minimayo physician</text:p>
          </table:table-cell>
          <table:table-cell table:style-name="ce16" office:value-type="string" calcext:value-type="string">
            <text:p>x</text:p>
          </table:table-cell>
          <table:table-cell table:style-name="ce15" table:number-columns-repeated="5"/>
        </table:table-row>
        <table:table-row table:style-name="ro1">
          <table:table-cell table:style-name="ce14" office:value-type="string" calcext:value-type="string">
            <text:p>minimayo coder</text:p>
          </table:table-cell>
          <table:table-cell table:style-name="ce16" office:value-type="string" calcext:value-type="string">
            <text:p>x</text:p>
          </table:table-cell>
          <table:table-cell table:style-name="ce15" table:number-columns-repeated="5"/>
        </table:table-row>
        <table:table-row table:style-name="ro1">
          <table:table-cell table:style-name="ce14" office:value-type="string" calcext:value-type="string">
            <text:p>mayo</text:p>
          </table:table-cell>
          <table:table-cell table:style-name="ce16" office:value-type="string" calcext:value-type="string">
            <text:p>x</text:p>
          </table:table-cell>
          <table:table-cell table:style-name="ce15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tir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Coder|C0027627|C0001418|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Coder|C0175895|C0009814|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Coder|C0011581|C0007642|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Coder|C0020473|C0027627|1.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iMayo|Physician|C0027627|C0001418|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Physician|C0175895|C0009814|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Physician|C0011581|C0007642|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Mayo|Physician|C0020473|C0027627|1.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yo|Judments|C0035450|C0034079|2.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22650|C0041956|4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2267026|C0020473|2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11168|C0679317|3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27627|C0205699|8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1956391|C0018681|4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11644|C0036421|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03873|C1396859|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27540|C1547030|1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03507|C0006660|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03811|C0026264|3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19054|C1561562|5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26764|C0011581|1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18801|C0033975|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233651|C1527356|1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35222|C0007642|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29408|C0392525|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|Judments|C0007286|C0549493|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MNSRS|Similarity|C0011053|C0004134|58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9340|C0020550|14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2064|C0008402|255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242723|C0024530|1239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3687|C0011847|1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86543|C0043144|21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1847|C0033860|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948786|C0030232|118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1763|C0003564|284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28754|C0011847|1142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623038|C0301532|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220892|C0007546|107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9340|C0008370|475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152447|C0040822|34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2940|C0947651|34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9730|C0040822|23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22116|C0995182|25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2285|C1883552|63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995182|C0020264|1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623038|C0002871|72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55003|C0004899|648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1763|C0011603|95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85602|C0032617|113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623038|C0286651|39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41948|C0751229|65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6840|C0392071|38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242723|C0858529|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858529|C0023992|279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2680|C0002645|1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20517|C0004899|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86543|C0011847|65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9951|C0014544|130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442874|C0011847|1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0232|C1883552|1109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883552|C0030552|1158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6572|C0995182|16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3864|C1623038|61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9070|C1883552|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5747|C0270327|32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232471|C0020175|93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6840|C0025815|39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9158|C1623038|1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1847|C0020456|1234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3090|C0220892|68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623038|C0018995|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5435|C0162323|1124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85593|C0037384|32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6840|C0026946|115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42384|C0009951|37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6323|C0242723|118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7384|C0221232|32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162323|C0003862|1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623038|C0074554|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11847|C0032617|1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1416|C0038450|66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04096|C0451641|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41834|C0040822|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883552|C0013911|95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23530|C0220892|41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1883552|C0017687|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28734|C0004899|35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0232|C0948786|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557875|C0751229|1055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497327|C0995182|22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2064|C0006644|27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4494|C0947651|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034494|C0234990|41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231451|C0004899|26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Similarity|C0947651|C0022614|293.7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MNSRS|Relatedness|C0009951|C0001962|98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42723|C0024530|94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3687|C0011847|106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33860|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948786|C0030232|87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32471|C0016860|84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1763|C0003564|379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8754|C0011847|109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858529|C0017887|84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9951|C0006949|104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21641|113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9340|C0008370|459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4093|C1883552|980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152447|C0040822|278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71397|C1698636|836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2940|C0947651|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0822|C0006982|969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3031|C0995182|23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2116|C0995182|27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2285|C1883552|98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947651|C0022614|586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85602|111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301532|C0039840|63369000067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0676|C1883552|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995182|C0020264|314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1623038|C0002871|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162275|109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85602|C0032617|105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6840|C0392071|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8546|C0004899|33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9951|C0014544|1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442874|C0011847|112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0232|C1883552|105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0552|C0221166|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6572|C0995182|32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9070|C1883552|1005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5747|C0270327|162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4153|C0858529|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751229|C0037384|955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32471|C0020175|1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32950|83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20456|1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9128|C0220892|1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3090|C0220892|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85593|C0037384|50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0165|C0279175|77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6840|C0026946|95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2962|C0858529|862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053|C0005747|28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2384|C0009951|25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6323|C0242723|1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7384|C0221232|14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162323|C0003862|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1623038|C0074554|74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3132|C0085593|42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847|C0032617|10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4096|C0451641|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8734|C0011847|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0822|C0023570|1039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1883552|C0013911|98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4544|C0003126|429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4205|C0276185|425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85631|C0040165|64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1834|C0031507|43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4642|C0034880|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0137|C0001443|21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8681|C0000970|1067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3864|C0025587|927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8754|C0037384|109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3404|C0010520|105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0517|C0040485|15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1948|C0027497|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344370|C2004489|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09421|C0020456|962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32471|C0020175|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23530|C0220892|445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1883552|C0017687|60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3144|C0038450|96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0232|C0948786|91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11603|C0995182|911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557875|C0751229|1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20892|C0020740|29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497327|C0995182|171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34494|C0947651|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231451|C0004899|288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NSRS|Relatedness|C0043528|C0032064|843.25</text:p>
          </table:table-cell>
          <table:table-cell table:number-columns-repeated="6"/>
        </table:table-row>
      </table:table>
      <table:table table:name="analisar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row table:style-name="ro3">
          <table:table-cell/>
          <table:table-cell office:value-type="float" office:value="2013" calcext:value-type="float">
            <text:p>2013</text:p>
          </table:table-cell>
          <table:table-cell table:number-columns-repeated="3"/>
          <table:table-cell table:style-name="ce11" table:number-columns-repeated="5"/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3"/>
          <table:table-cell table:style-name="ce11" table:number-columns-repeated="5"/>
          <table:table-cell/>
        </table:table-row>
        <table:table-row table:style-name="ro3">
          <table:table-cell/>
          <table:table-cell office:value-type="string" calcext:value-type="string">
            <text:p>Spath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/>
          <table:table-cell office:value-type="string" calcext:value-type="string">
            <text:p>Spath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3]/[.E3]" office:value-type="percentage" office:value="0.862068965517241" calcext:value-type="percentage">
            <text:p>86,2%</text:p>
          </table:table-cell>
          <table:table-cell table:style-name="ce18" office:value-type="float" office:value="0.5906" calcext:value-type="float">
            <text:p>0,5906</text:p>
          </table:table-cell>
          <table:table-cell table:style-name="ce18" office:value-type="float" office:value="0.4488" calcext:value-type="float">
            <text:p>0,4488</text:p>
          </table:table-cell>
          <table:table-cell table:style-name="ce23" table:formula="of:=[.I3]-[.H3]" office:value-type="float" office:value="-0.1418" calcext:value-type="float">
            <text:p>-0,1418</text:p>
          </table:table-cell>
          <table:table-cell table:style-name="ce19" table:formula="of:=[.H3]/[.I3]-1" office:value-type="percentage" office:value="0.315953654188948" calcext:value-type="percentage">
            <text:p>31,6%</text:p>
          </table:table-cell>
          <table:table-cell table:formula="of:=ABS([.J3])" office:value-type="float" office:value="0.1418" calcext:value-type="float">
            <text:p>0,1418</text:p>
          </table:table-cell>
          <table:table-cell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Q3]/[.P3]" office:value-type="percentage" office:value="0.862068965517241" calcext:value-type="percentage">
            <text:p>86,2%</text:p>
          </table:table-cell>
          <table:table-cell table:style-name="ce18" office:value-type="float" office:value="0.5658" calcext:value-type="float">
            <text:p>0,5658</text:p>
          </table:table-cell>
          <table:table-cell table:style-name="ce18" office:value-type="float" office:value="0.4488" calcext:value-type="float">
            <text:p>0,4488</text:p>
          </table:table-cell>
          <table:table-cell table:style-name="ce23" table:formula="of:=[.T3]-[.S3]" office:value-type="float" office:value="-0.117" calcext:value-type="float">
            <text:p>-0,1170</text:p>
          </table:table-cell>
          <table:table-cell table:style-name="ce19" table:formula="of:=[.S3]/[.T3]-1" office:value-type="percentage" office:value="0.260695187165775" calcext:value-type="percentage">
            <text:p>26,1%</text:p>
          </table:table-cell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4]/[.E4]" office:value-type="percentage" office:value="0.862068965517241" calcext:value-type="percentage">
            <text:p>86,2%</text:p>
          </table:table-cell>
          <table:table-cell table:style-name="ce18" office:value-type="float" office:value="0.4908" calcext:value-type="float">
            <text:p>0,4908</text:p>
          </table:table-cell>
          <table:table-cell table:style-name="ce18" office:value-type="float" office:value="0.3473" calcext:value-type="float">
            <text:p>0,3473</text:p>
          </table:table-cell>
          <table:table-cell table:style-name="ce23" table:formula="of:=[.I4]-[.H4]" office:value-type="float" office:value="-0.1435" calcext:value-type="float">
            <text:p>-0,1435</text:p>
          </table:table-cell>
          <table:table-cell table:style-name="ce19" table:formula="of:=[.H4]/[.I4]-1" office:value-type="percentage" office:value="0.413187446012093" calcext:value-type="percentage">
            <text:p>41,3%</text:p>
          </table:table-cell>
          <table:table-cell table:formula="of:=ABS([.J4])" office:value-type="float" office:value="0.1435" calcext:value-type="float">
            <text:p>0,1435</text:p>
          </table:table-cell>
          <table:table-cell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Q4]/[.P4]" office:value-type="percentage" office:value="0.862068965517241" calcext:value-type="percentage">
            <text:p>86,2%</text:p>
          </table:table-cell>
          <table:table-cell table:style-name="ce18" office:value-type="float" office:value="0.4731" calcext:value-type="float">
            <text:p>0,4731</text:p>
          </table:table-cell>
          <table:table-cell table:style-name="ce18" office:value-type="float" office:value="0.3473" calcext:value-type="float">
            <text:p>0,3473</text:p>
          </table:table-cell>
          <table:table-cell table:style-name="ce23" table:formula="of:=[.T4]-[.S4]" office:value-type="float" office:value="-0.1258" calcext:value-type="float">
            <text:p>-0,1258</text:p>
          </table:table-cell>
          <table:table-cell table:style-name="ce19" table:formula="of:=[.S4]/[.T4]-1" office:value-type="percentage" office:value="0.362222862078894" calcext:value-type="percentage">
            <text:p>36,2%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5]/[.E5]" office:value-type="percentage" office:value="0.821782178217822" calcext:value-type="percentage">
            <text:p>82,2%</text:p>
          </table:table-cell>
          <table:table-cell table:style-name="ce18" office:value-type="float" office:value="0.2967" calcext:value-type="float">
            <text:p>0,2967</text:p>
          </table:table-cell>
          <table:table-cell table:style-name="ce18" office:value-type="float" office:value="0.1857" calcext:value-type="float">
            <text:p>0,1857</text:p>
          </table:table-cell>
          <table:table-cell table:style-name="ce23" table:formula="of:=[.I5]-[.H5]" office:value-type="float" office:value="-0.111" calcext:value-type="float">
            <text:p>-0,1110</text:p>
          </table:table-cell>
          <table:table-cell table:style-name="ce19" table:formula="of:=[.H5]/[.I5]-1" office:value-type="percentage" office:value="0.597738287560582" calcext:value-type="percentage">
            <text:p>59,8%</text:p>
          </table:table-cell>
          <table:table-cell table:formula="of:=ABS([.J5])" office:value-type="float" office:value="0.111" calcext:value-type="float">
            <text:p>0,111</text:p>
          </table:table-cell>
          <table:table-cell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Q5]/[.P5]" office:value-type="percentage" office:value="0.821782178217822" calcext:value-type="percentage">
            <text:p>82,2%</text:p>
          </table:table-cell>
          <table:table-cell table:style-name="ce18" office:value-type="float" office:value="0.3573" calcext:value-type="float">
            <text:p>0,3573</text:p>
          </table:table-cell>
          <table:table-cell table:style-name="ce18" office:value-type="float" office:value="0.1857" calcext:value-type="float">
            <text:p>0,1857</text:p>
          </table:table-cell>
          <table:table-cell table:style-name="ce23" table:formula="of:=[.T5]-[.S5]" office:value-type="float" office:value="-0.1716" calcext:value-type="float">
            <text:p>-0,1716</text:p>
          </table:table-cell>
          <table:table-cell table:style-name="ce19" table:formula="of:=[.S5]/[.T5]-1" office:value-type="percentage" office:value="0.924071082390953" calcext:value-type="percentage">
            <text:p>92,4%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6]/[.E6]" office:value-type="percentage" office:value="0.827930174563591" calcext:value-type="percentage">
            <text:p>82,8%</text:p>
          </table:table-cell>
          <table:table-cell table:style-name="ce18" office:value-type="float" office:value="0.4836" calcext:value-type="float">
            <text:p>0,4836</text:p>
          </table:table-cell>
          <table:table-cell table:style-name="ce18" office:value-type="float" office:value="0.5335" calcext:value-type="float">
            <text:p>0,5335</text:p>
          </table:table-cell>
          <table:table-cell table:style-name="ce24" table:formula="of:=[.I6]-[.H6]" office:value-type="float" office:value="0.0498999999999999" calcext:value-type="float">
            <text:p>0,0499</text:p>
          </table:table-cell>
          <table:table-cell table:style-name="ce26" table:formula="of:=[.H6]/[.I6]-1" office:value-type="percentage" office:value="-0.0935332708528583" calcext:value-type="percentage">
            <text:p>-9,4%</text:p>
          </table:table-cell>
          <table:table-cell table:formula="of:=ABS([.J6])" office:value-type="float" office:value="0.0498999999999999" calcext:value-type="float">
            <text:p>0,0499</text:p>
          </table:table-cell>
          <table:table-cell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/>
          <table:table-cell table:style-name="ce19" table:formula="of:=[.Q6]/[.P6]" office:value-type="percentage" office:value="0" calcext:value-type="percentage">
            <text:p>0,0%</text:p>
          </table:table-cell>
          <table:table-cell table:style-name="ce18"/>
          <table:table-cell table:style-name="ce18" office:value-type="float" office:value="0.5335" calcext:value-type="float">
            <text:p>0,5335</text:p>
          </table:table-cell>
          <table:table-cell table:style-name="ce24" table:formula="of:=[.T6]-[.S6]" office:value-type="float" office:value="0.5335" calcext:value-type="float">
            <text:p>0,5335</text:p>
          </table:table-cell>
          <table:table-cell table:style-name="ce26" table:formula="of:=[.S6]/[.T6]-1" office:value-type="percentage" office:value="-1" calcext:value-type="percentage">
            <text:p>-100,0%</text:p>
          </table:table-cell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7]/[.E7]" office:value-type="percentage" office:value="0.8" calcext:value-type="percentage">
            <text:p>80,0%</text:p>
          </table:table-cell>
          <table:table-cell table:style-name="ce9" office:value-type="float" office:value="0.2919" calcext:value-type="float">
            <text:p>0,2919</text:p>
          </table:table-cell>
          <table:table-cell table:style-name="ce9" office:value-type="float" office:value="0.3062" calcext:value-type="float">
            <text:p>0,3062</text:p>
          </table:table-cell>
          <table:table-cell table:style-name="ce24" table:formula="of:=[.I7]-[.H7]" office:value-type="float" office:value="0.0143" calcext:value-type="float">
            <text:p>0,0143</text:p>
          </table:table-cell>
          <table:table-cell table:style-name="ce27" table:formula="of:=[.H7]/[.I7]-1" office:value-type="percentage" office:value="-0.0467015022860876" calcext:value-type="percentage">
            <text:p>-4,7%</text:p>
          </table:table-cell>
          <table:table-cell table:formula="of:=ABS([.J7])" office:value-type="float" office:value="0.0143" calcext:value-type="float">
            <text:p>0,0143</text:p>
          </table:table-cell>
          <table:table-cell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/>
          <table:table-cell table:style-name="ce19" table:formula="of:=[.Q7]/[.P7]" office:value-type="percentage" office:value="0" calcext:value-type="percentage">
            <text:p>0,0%</text:p>
          </table:table-cell>
          <table:table-cell table:style-name="ce9"/>
          <table:table-cell table:style-name="ce9" office:value-type="float" office:value="0.3062" calcext:value-type="float">
            <text:p>0,3062</text:p>
          </table:table-cell>
          <table:table-cell table:style-name="ce24" table:formula="of:=[.T7]-[.S7]" office:value-type="float" office:value="0.3062" calcext:value-type="float">
            <text:p>0,3062</text:p>
          </table:table-cell>
          <table:table-cell table:style-name="ce27" table:formula="of:=[.S7]/[.T7]-1" office:value-type="percentage" office:value="-1" calcext:value-type="percentage">
            <text:p>-100,0%</text:p>
          </table:table-cell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3:.E7])" office:value-type="float" office:value="990" calcext:value-type="float">
            <text:p>990</text:p>
          </table:table-cell>
          <table:table-cell table:style-name="ce8" table:formula="of:=SUM([.F3:.F7])" office:value-type="float" office:value="809" calcext:value-type="float">
            <text:p>809</text:p>
          </table:table-cell>
          <table:table-cell table:style-name="ce20" table:formula="of:=[.F8]/[.E8]" office:value-type="percentage" office:value="0.817171717171717" calcext:value-type="percentage">
            <text:p>81,7%</text:p>
          </table:table-cell>
          <table:table-cell table:style-name="ce21" table:formula="of:=AVERAGE([.H3:.H7])" office:value-type="float" office:value="0.43072" calcext:value-type="float">
            <text:p>0,43072</text:p>
          </table:table-cell>
          <table:table-cell table:style-name="ce21" table:formula="of:=AVERAGE([.I3:.I7])" office:value-type="float" office:value="0.3643" calcext:value-type="float">
            <text:p>0,3643</text:p>
          </table:table-cell>
          <table:table-cell table:style-name="ce25" table:formula="of:=AVERAGE([.J3:.J7])" office:value-type="float" office:value="-0.06642" calcext:value-type="float">
            <text:p>-0,0664</text:p>
          </table:table-cell>
          <table:table-cell table:style-name="ce20" table:formula="of:=AVERAGE([.K3:.K7])" office:value-type="percentage" office:value="0.237328922924535" calcext:value-type="percentage">
            <text:p>23,7%</text:p>
          </table:table-cell>
          <table:table-cell table:formula="of:=AVERAGE([.L3:.L7])" office:value-type="float" office:value="0.0921" calcext:value-type="float">
            <text:p>0,0921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P3:.P7])" office:value-type="float" office:value="990" calcext:value-type="float">
            <text:p>990</text:p>
          </table:table-cell>
          <table:table-cell table:style-name="ce8" table:formula="of:=SUM([.Q3:.Q7])" office:value-type="float" office:value="133" calcext:value-type="float">
            <text:p>133</text:p>
          </table:table-cell>
          <table:table-cell table:style-name="ce20" table:formula="of:=[.Q8]/[.P8]" office:value-type="percentage" office:value="0.134343434343434" calcext:value-type="percentage">
            <text:p>13,4%</text:p>
          </table:table-cell>
          <table:table-cell table:style-name="ce21" table:formula="of:=AVERAGE([.S3:.S7])" office:value-type="float" office:value="0.4654" calcext:value-type="float">
            <text:p>0,4654</text:p>
          </table:table-cell>
          <table:table-cell table:style-name="ce21" table:formula="of:=AVERAGE([.T3:.T7])" office:value-type="float" office:value="0.3643" calcext:value-type="float">
            <text:p>0,3643</text:p>
          </table:table-cell>
          <table:table-cell table:style-name="ce25" table:formula="of:=AVERAGE([.U3:.U7])" office:value-type="float" office:value="0.08506" calcext:value-type="float">
            <text:p>0,0851</text:p>
          </table:table-cell>
          <table:table-cell table:style-name="ce20" table:formula="of:=AVERAGE([.V3:.V7])" office:value-type="percentage" office:value="-0.0906021736728754" calcext:value-type="percentage">
            <text:p>-9,1%</text:p>
          </table:table-cell>
        </table:table-row>
        <table:table-row table:style-name="ro3">
          <table:table-cell table:number-columns-repeated="22"/>
        </table:table-row>
        <table:table-row table:style-name="ro3">
          <table:table-cell/>
          <table:table-cell office:value-type="string" calcext:value-type="string">
            <text:p>wup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11]/[.E11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12]/[.E12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13]/[.E13]" office:value-type="percentage" office:value="0.821782178217822" calcext:value-type="percentage">
            <text:p>82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14]/[.E14]" office:value-type="percentage" office:value="0.827930174563591" calcext:value-type="percentage">
            <text:p>82,8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15]/[.E15]" office:value-type="percentage" office:value="0.8" calcext:value-type="percentage">
            <text:p>80,0%</text:p>
          </table:table-cell>
          <table:table-cell table:style-name="ce9" table:number-columns-repeated="4"/>
          <table:table-cell table:number-columns-repeated="11"/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11:.E15])" office:value-type="float" office:value="990" calcext:value-type="float">
            <text:p>990</text:p>
          </table:table-cell>
          <table:table-cell table:style-name="ce8" table:formula="of:=SUM([.F11:.F15])" office:value-type="float" office:value="809" calcext:value-type="float">
            <text:p>809</text:p>
          </table:table-cell>
          <table:table-cell table:style-name="ce20" table:formula="of:=[.F16]/[.E16]" office:value-type="percentage" office:value="0.817171717171717" calcext:value-type="percentage">
            <text:p>81,7%</text:p>
          </table:table-cell>
          <table:table-cell table:style-name="ce21" table:formula="of:=AVERAGE([.H11:.H15])" office:value-type="string" office:string-value="" calcext:value-type="error">
            <text:p>#DIV/0!</text:p>
          </table:table-cell>
          <table:table-cell table:style-name="ce21" table:formula="of:=AVERAGE([.I11:.I15])" office:value-type="string" office:string-value="" calcext:value-type="error">
            <text:p>#DIV/0!</text:p>
          </table:table-cell>
          <table:table-cell table:style-name="ce25" table:formula="of:=AVERAGE([.J11:.J15])" office:value-type="string" office:string-value="" calcext:value-type="error">
            <text:p>#DIV/0!</text:p>
          </table:table-cell>
          <table:table-cell table:style-name="ce20" table:formula="of:=AVERAGE([.K11:.K1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3">
          <table:table-cell table:number-columns-repeated="22"/>
        </table:table-row>
        <table:table-row table:style-name="ro3">
          <table:table-cell/>
          <table:table-cell office:value-type="string" calcext:value-type="string">
            <text:p>lch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19]/[.E19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20]/[.E20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21]/[.E21]" office:value-type="percentage" office:value="0.821782178217822" calcext:value-type="percentage">
            <text:p>82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22]/[.E22]" office:value-type="percentage" office:value="0.827930174563591" calcext:value-type="percentage">
            <text:p>82,8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23]/[.E23]" office:value-type="percentage" office:value="0.8" calcext:value-type="percentage">
            <text:p>80,0%</text:p>
          </table:table-cell>
          <table:table-cell table:style-name="ce9" table:number-columns-repeated="4"/>
          <table:table-cell table:number-columns-repeated="11"/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19:.E23])" office:value-type="float" office:value="990" calcext:value-type="float">
            <text:p>990</text:p>
          </table:table-cell>
          <table:table-cell table:style-name="ce8" table:formula="of:=SUM([.F19:.F23])" office:value-type="float" office:value="809" calcext:value-type="float">
            <text:p>809</text:p>
          </table:table-cell>
          <table:table-cell table:style-name="ce20" table:formula="of:=[.F24]/[.E24]" office:value-type="percentage" office:value="0.817171717171717" calcext:value-type="percentage">
            <text:p>81,7%</text:p>
          </table:table-cell>
          <table:table-cell table:style-name="ce21" table:formula="of:=AVERAGE([.H19:.H23])" office:value-type="string" office:string-value="" calcext:value-type="error">
            <text:p>#DIV/0!</text:p>
          </table:table-cell>
          <table:table-cell table:style-name="ce21" table:formula="of:=AVERAGE([.I19:.I23])" office:value-type="string" office:string-value="" calcext:value-type="error">
            <text:p>#DIV/0!</text:p>
          </table:table-cell>
          <table:table-cell table:style-name="ce25" table:formula="of:=AVERAGE([.J19:.J23])" office:value-type="string" office:string-value="" calcext:value-type="error">
            <text:p>#DIV/0!</text:p>
          </table:table-cell>
          <table:table-cell table:style-name="ce20" table:formula="of:=AVERAGE([.K19:.K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3">
          <table:table-cell table:number-columns-repeated="22"/>
        </table:table-row>
        <table:table-row table:style-name="ro3">
          <table:table-cell/>
          <table:table-cell office:value-type="string" calcext:value-type="string">
            <text:p>res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27]/[.E27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28]/[.E28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29]/[.E29]" office:value-type="percentage" office:value="0.821782178217822" calcext:value-type="percentage">
            <text:p>82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30]/[.E30]" office:value-type="percentage" office:value="0.827930174563591" calcext:value-type="percentage">
            <text:p>82,8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31]/[.E31]" office:value-type="percentage" office:value="0.8" calcext:value-type="percentage">
            <text:p>80,0%</text:p>
          </table:table-cell>
          <table:table-cell table:style-name="ce9" table:number-columns-repeated="4"/>
          <table:table-cell table:number-columns-repeated="11"/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27:.E31])" office:value-type="float" office:value="990" calcext:value-type="float">
            <text:p>990</text:p>
          </table:table-cell>
          <table:table-cell table:style-name="ce8" table:formula="of:=SUM([.F27:.F31])" office:value-type="float" office:value="809" calcext:value-type="float">
            <text:p>809</text:p>
          </table:table-cell>
          <table:table-cell table:style-name="ce20" table:formula="of:=[.F32]/[.E32]" office:value-type="percentage" office:value="0.817171717171717" calcext:value-type="percentage">
            <text:p>81,7%</text:p>
          </table:table-cell>
          <table:table-cell table:style-name="ce21" table:formula="of:=AVERAGE([.H27:.H31])" office:value-type="string" office:string-value="" calcext:value-type="error">
            <text:p>#DIV/0!</text:p>
          </table:table-cell>
          <table:table-cell table:style-name="ce21" table:formula="of:=AVERAGE([.I27:.I31])" office:value-type="string" office:string-value="" calcext:value-type="error">
            <text:p>#DIV/0!</text:p>
          </table:table-cell>
          <table:table-cell table:style-name="ce25" table:formula="of:=AVERAGE([.J27:.J31])" office:value-type="string" office:string-value="" calcext:value-type="error">
            <text:p>#DIV/0!</text:p>
          </table:table-cell>
          <table:table-cell table:style-name="ce20" table:formula="of:=AVERAGE([.K27:.K3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3">
          <table:table-cell table:number-columns-repeated="22"/>
        </table:table-row>
        <table:table-row table:style-name="ro3">
          <table:table-cell table:number-columns-repeated="2"/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35]/[.E35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36]/[.E36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37]/[.E37]" office:value-type="percentage" office:value="0.821782178217822" calcext:value-type="percentage">
            <text:p>82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38]/[.E38]" office:value-type="percentage" office:value="0.827930174563591" calcext:value-type="percentage">
            <text:p>82,8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39]/[.E39]" office:value-type="percentage" office:value="0.8" calcext:value-type="percentage">
            <text:p>80,0%</text:p>
          </table:table-cell>
          <table:table-cell table:style-name="ce9" table:number-columns-repeated="4"/>
          <table:table-cell table:number-columns-repeated="11"/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35:.E39])" office:value-type="float" office:value="990" calcext:value-type="float">
            <text:p>990</text:p>
          </table:table-cell>
          <table:table-cell table:style-name="ce8" table:formula="of:=SUM([.F35:.F39])" office:value-type="float" office:value="809" calcext:value-type="float">
            <text:p>809</text:p>
          </table:table-cell>
          <table:table-cell table:style-name="ce20" table:formula="of:=[.F40]/[.E40]" office:value-type="percentage" office:value="0.817171717171717" calcext:value-type="percentage">
            <text:p>81,7%</text:p>
          </table:table-cell>
          <table:table-cell table:style-name="ce21" table:formula="of:=AVERAGE([.H35:.H39])" office:value-type="string" office:string-value="" calcext:value-type="error">
            <text:p>#DIV/0!</text:p>
          </table:table-cell>
          <table:table-cell table:style-name="ce21" table:formula="of:=AVERAGE([.I35:.I39])" office:value-type="string" office:string-value="" calcext:value-type="error">
            <text:p>#DIV/0!</text:p>
          </table:table-cell>
          <table:table-cell table:style-name="ce25" table:formula="of:=AVERAGE([.J35:.J39])" office:value-type="string" office:string-value="" calcext:value-type="error">
            <text:p>#DIV/0!</text:p>
          </table:table-cell>
          <table:table-cell table:style-name="ce20" table:formula="of:=AVERAGE([.K35:.K3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3">
          <table:table-cell table:number-columns-repeated="22"/>
        </table:table-row>
        <table:table-row table:style-name="ro3">
          <table:table-cell table:number-columns-repeated="2"/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n_total</text:p>
          </table:table-cell>
          <table:table-cell table:style-name="ce17" office:value-type="string" calcext:value-type="string">
            <text:p>n_avaliado</text:p>
          </table:table-cell>
          <table:table-cell table:style-name="ce17" office:value-type="string" calcext:value-type="string">
            <text:p>diff_perc </text:p>
          </table:table-cell>
          <table:table-cell table:style-name="ce17" office:value-type="string" calcext:value-type="string">
            <text:p>res_calc</text:p>
          </table:table-cell>
          <table:table-cell table:style-name="ce17" office:value-type="string" calcext:value-type="string">
            <text:p>res_artigo</text:p>
          </table:table-cell>
          <table:table-cell table:style-name="ce6" office:value-type="string" calcext:value-type="string">
            <text:p>diff_abs</text:p>
          </table:table-cell>
          <table:table-cell table:style-name="ce6" office:value-type="string" calcext:value-type="string">
            <text:p>diff_perc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MiniMayoSRS</text:p>
          </table:table-cell>
          <table:table-cell table:style-name="ce9" office:value-type="string" calcext:value-type="string">
            <text:p>Coder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43]/[.E43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Physicians – rel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25" calcext:value-type="float">
            <text:p>25</text:p>
          </table:table-cell>
          <table:table-cell table:style-name="ce19" table:formula="of:=[.F44]/[.E44]" office:value-type="percentage" office:value="0.862068965517241" calcext:value-type="percentage">
            <text:p>86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>
            <text:p>MayoSRS</text:p>
          </table:table-cell>
          <table:table-cell table:style-name="ce9" office:value-type="string" calcext:value-type="string">
            <text:p>Rel</text:p>
          </table:table-cell>
          <table:table-cell table:style-name="ce9" office:value-type="float" office:value="101" calcext:value-type="float">
            <text:p>101</text:p>
          </table:table-cell>
          <table:table-cell table:style-name="ce18" office:value-type="float" office:value="83" calcext:value-type="float">
            <text:p>83</text:p>
          </table:table-cell>
          <table:table-cell table:style-name="ce19" table:formula="of:=[.F45]/[.E45]" office:value-type="percentage" office:value="0.821782178217822" calcext:value-type="percentage">
            <text:p>82,2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1" table:number-rows-spanned="2">
            <text:p>UMNSRS</text:p>
          </table:table-cell>
          <table:table-cell table:style-name="ce9" office:value-type="string" calcext:value-type="string">
            <text:p>Sim</text:p>
          </table:table-cell>
          <table:table-cell table:style-name="ce9" office:value-type="float" office:value="401" calcext:value-type="float">
            <text:p>401</text:p>
          </table:table-cell>
          <table:table-cell table:style-name="ce18" office:value-type="float" office:value="332" calcext:value-type="float">
            <text:p>332</text:p>
          </table:table-cell>
          <table:table-cell table:style-name="ce19" table:formula="of:=[.F46]/[.E46]" office:value-type="percentage" office:value="0.827930174563591" calcext:value-type="percentage">
            <text:p>82,8%</text:p>
          </table:table-cell>
          <table:table-cell table:style-name="ce22" table:number-columns-repeated="3"/>
          <table:table-cell table:style-name="ce9"/>
          <table:table-cell table:number-columns-repeated="11"/>
        </table:table-row>
        <table:table-row table:style-name="ro3">
          <table:table-cell table:number-columns-repeated="2"/>
          <table:covered-table-cell table:style-name="ce10"/>
          <table:table-cell table:style-name="ce9" office:value-type="string" calcext:value-type="string">
            <text:p>Rel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344" calcext:value-type="float">
            <text:p>344</text:p>
          </table:table-cell>
          <table:table-cell table:style-name="ce19" table:formula="of:=[.F47]/[.E47]" office:value-type="percentage" office:value="0.8" calcext:value-type="percentage">
            <text:p>80,0%</text:p>
          </table:table-cell>
          <table:table-cell table:style-name="ce9" table:number-columns-repeated="4"/>
          <table:table-cell table:number-columns-repeated="11"/>
        </table:table-row>
        <table:table-row table:style-name="ro3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-</text:p>
          </table:table-cell>
          <table:table-cell table:style-name="ce8" table:formula="of:=SUM([.E43:.E47])" office:value-type="float" office:value="990" calcext:value-type="float">
            <text:p>990</text:p>
          </table:table-cell>
          <table:table-cell table:style-name="ce8" table:formula="of:=SUM([.F43:.F47])" office:value-type="float" office:value="809" calcext:value-type="float">
            <text:p>809</text:p>
          </table:table-cell>
          <table:table-cell table:style-name="ce20" table:formula="of:=[.F48]/[.E48]" office:value-type="percentage" office:value="0.817171717171717" calcext:value-type="percentage">
            <text:p>81,7%</text:p>
          </table:table-cell>
          <table:table-cell table:style-name="ce21" table:formula="of:=AVERAGE([.H43:.H47])" office:value-type="string" office:string-value="" calcext:value-type="error">
            <text:p>#DIV/0!</text:p>
          </table:table-cell>
          <table:table-cell table:style-name="ce21" table:formula="of:=AVERAGE([.I43:.I47])" office:value-type="string" office:string-value="" calcext:value-type="error">
            <text:p>#DIV/0!</text:p>
          </table:table-cell>
          <table:table-cell table:style-name="ce25" table:formula="of:=AVERAGE([.J43:.J47])" office:value-type="string" office:string-value="" calcext:value-type="error">
            <text:p>#DIV/0!</text:p>
          </table:table-cell>
          <table:table-cell table:style-name="ce20" table:formula="of:=AVERAGE([.K43:.K4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3" table:number-rows-repeated="1048527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2013" table:style-name="ta1">
        <table:table-column table:style-name="co2" table:default-cell-style-name="Default"/>
        <table:table-row table:style-name="ro1">
          <table:table-cell/>
        </table:table-row>
      </table:table>
      <table:table table:name="2020" table:style-name="ta1"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MiniMayo|Coder|C0027627|C0001418|1.8</text:p>
          </table:table-cell>
          <table:table-cell table:number-columns-repeated="6"/>
          <table:table-cell office:value-type="string" calcext:value-type="string">
            <text:p>MiniMayo|Coder|C0020473|C0027627|1.0</text:p>
          </table:table-cell>
        </table:table-row>
        <table:table-row table:style-name="ro1">
          <table:table-cell/>
          <table:table-cell office:value-type="string" calcext:value-type="string">
            <text:p>MiniMayo|Coder|C0175895|C0009814|2.0</text:p>
          </table:table-cell>
          <table:table-cell table:number-columns-repeated="6"/>
          <table:table-cell office:value-type="string" calcext:value-type="string">
            <text:p>MiniMayo|Coder|C0027627|C0001418|1.8</text:p>
          </table:table-cell>
        </table:table-row>
        <table:table-row table:style-name="ro1">
          <table:table-cell/>
          <table:table-cell office:value-type="string" calcext:value-type="string">
            <text:p>MiniMayo|Coder|C0011581|C0007642|1.0</text:p>
          </table:table-cell>
          <table:table-cell table:number-columns-repeated="6"/>
          <table:table-cell office:value-type="string" calcext:value-type="string">
            <text:p>MiniMayo|Coder|C0175895|C0009814|2.0</text:p>
          </table:table-cell>
        </table:table-row>
        <table:table-row table:style-name="ro1">
          <table:table-cell/>
          <table:table-cell office:value-type="string" calcext:value-type="string">
            <text:p>MiniMayo|Coder|C0020473|C0027627|1.0</text:p>
          </table:table-cell>
          <table:table-cell table:number-columns-repeated="6"/>
          <table:table-cell office:value-type="string" calcext:value-type="string">
            <text:p>MiniMayo|Coder|C0011849|C0020538|1.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iniMayo|Physician|C0027627|C0001418|2.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yo|Physician|C0175895|C0009814|2.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yo|Physician|C0011581|C0007642|1.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iMayo|Physician|C0020473|C0027627|1.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ayo|Judments|C2267026|C0020473|2.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04093|C0442874|4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11168|C0679317|3.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27627|C0205699|8.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1956391|C0018681|4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11644|C0036421|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03873|C1396859|6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27540|C1547030|1.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03507|C0006660|5.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19054|C1561562|5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26764|C0011581|1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18801|C0033975|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233651|C1527356|1.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35222|C0007642|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917996|C0034065|1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24117|C0018520|1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29408|C0392525|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yo|Judments|C0007286|C0549493|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MNSRS|Relatedness|C0009951|C0001962|984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242723|C0024530|941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33687|C0011847|1065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11847|C0033860|7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948786|C0030232|871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232471|C0016860|846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31763|C0003564|379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02871|C0060277|1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28754|C0011847|1090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858529|C0017887|848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02871|C0206160|999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09951|C0006949|1043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11847|C0021641|1131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19340|C0008370|459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04093|C1883552|980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32285|C0036690|1002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271397|C1698636|836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02940|C0947651|3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43031|C0995182|238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22116|C0995182|278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MNSRS|Relatedness|C0032285|C1883552|982.75</text:p>
          </table:table-cell>
          <table:table-cell table:number-columns-repeated="7"/>
        </table:table-row>
      </table:table>
      <table:table table:name="Sheet7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%%%%%%%%%%%%%%%%%%%%%%%%%%%%%%%%%%%%%%%%%%%%%%%%%%%%%%%%%%%%%%%%%%%%%%%%%%%%%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newcolumntype{L}{&gt;{\centering\arraybackslash}m{3cm}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<text:tab/>\begin{adjustbox}{max width=.9\textwidth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aption{Correlação de Spearman (MayoSRS - rel) - comparativo entre os experimentos de \citeonline{Pedersen2015} e medidas de similaridade obtidos com o software Similaridade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%\rowcolors{1}{}{lightgray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begin{tabular}{ 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} \hline</text:p>
          </table:table-cell>
        </table:table-row>
        <table:table-row table:style-name="ro1">
          <table:table-cell office:value-type="string" calcext:value-type="string">
            <text:p><text:s text:c="12"/>\rowcolor{laranja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étrica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\textbf{Refer{\^e}ncia}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art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exp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abs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p(\%)} 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SE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\ <text:s/>\h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path &amp; 0.1857 &amp; 0.1413 &amp; 0.0444 &amp; 23,9 &amp; <text:s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wup <text:s/>&amp; 0.2024 &amp; X &amp; X &amp; &amp; 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ch <text:s/>&amp; 0.1857 &amp; X &amp; X &amp;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in <text:s/>&amp; 0.3051 &amp; X &amp; X &amp; &amp; 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res <text:s/>&amp; 0.2549 &amp; X &amp; X &amp;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-6}{*}{\parbox{2.5cm}{\centering{MayoSRS \\ rel}}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8"/>&amp; jcn <text:s/>&amp; 0.3199 &amp; X &amp; X &amp; <text:s/>&amp; \\ \cline{1-7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end{tabula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% <text:s text:c="2"/>\end{adjustbox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\label{tab:mayo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vspace{0.5c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caption*{Fonte: Leonardo C. Santos, 202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%\source{Leonardo C. Santos,2020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%%%%%%%%%%%%%%%%%%%%%%%%%%%%%%%%%%%%%%%%%%%%%%%%%%%%%%%%%%%%%%%%%%%%%%%%%%%%%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<text:tab/>\begin{adjustbox}{max width=.9\textwidth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aption{Correlação de Spearman (MiniMayoSRS - coders) - comparativo entre os experimentos de \citeonline{Pedersen2015} e os resultados obtidos com o software Similaridade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rowcolors{1}{}{lightgray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begin{tabular}{ 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} \hline</text:p>
          </table:table-cell>
          <table:table-cell/>
        </table:table-row>
        <table:table-row table:style-name="ro1">
          <table:table-cell office:value-type="string" calcext:value-type="string">
            <text:p><text:s text:c="12"/>\rowcolor{laranja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\textbf{Refer{\^e}ncia}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étrica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art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exp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abs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p(\%)} 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SE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\ <text:s/>\h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path &amp; 0.4488 &amp; 0.3638 &amp; 0.0850 &amp; 18.9 &amp; \\ \cline{2-6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wup <text:s/>&amp; 0.5088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ch <text:s/>&amp; 0.4488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in <text:s/>&amp; 0.5396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res <text:s/>&amp; 0.4747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-6}{*}{\parbox{2.5cm}{\centering{MiniMayoSRS \\ coders}}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8"/>&amp; jcn <text:s/>&amp; 0.5168 &amp; X &amp; X &amp; &amp; <text:s text:c="2"/>\\ \cline{1-7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end{tabula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% <text:s text:c="2"/>\end{adjustbox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\label{tab:minimayo_coder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vspace{0.5c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caption*{Fonte: Leonardo C. Santos, 202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%\source{Leonardo C. Santos,2020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%%%%%%%%%%%%%%%%%%%%%%%%%%%%%%%%%%%%%%%%%%%%%%%%%%%%%%%%%%%%%%%%%%%%%%%%%%%%%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<text:tab/>\begin{adjustbox}{max width=.9\textwidth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aption{Correlação de Spearman (MiniMayoSRS - physicians) - comparativo entre os experimentos de \citeonline{Pedersen2015} e os resultados obtidos com o software Similaridade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rowcolors{1}{}{lightgray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begin{tabular}{ 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} \hline</text:p>
          </table:table-cell>
          <table:table-cell/>
        </table:table-row>
        <table:table-row table:style-name="ro1">
          <table:table-cell office:value-type="string" calcext:value-type="string">
            <text:p><text:s text:c="12"/>\rowcolor{laranja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\textbf{Refer{\^e}ncia}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étrica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art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exp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abs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p(\%)} 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SE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\ <text:s/>\h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path &amp; 0.3473 &amp; 0.3021 &amp; 0.0452 &amp; 13.0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wup <text:s/>&amp; 0.3891 &amp; X &amp; X &amp; &amp; 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ch <text:s/>&amp; 0.3473 &amp; X &amp; X &amp;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in <text:s/>&amp; 0.4405 &amp; X &amp; X &amp; &amp; 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res <text:s/>&amp; 0.3632 &amp; X &amp; X &amp;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-6}{*}{\parbox{2.5cm}{\centering{MiniMayoSRS \\physicians}}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8"/>&amp; jcn <text:s/>&amp; 0.4239 &amp; X &amp; X &amp; &amp; \\ \cline{1-7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end{tabula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% <text:s text:c="2"/>\end{adjustbox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\label{tab:minimayo_physician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vspace{0.5c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caption*{Fonte: Leonardo C. Santos, 202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%\source{Leonardo C. Santos,2020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%%%%%%%%%%%%%%%%%%%%%%%%%%%%%%%%%%%%%%%%%%%%%%%%%%%%%%%%%%%%%%%%%%%%%%%%%%%%%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<text:tab/>\begin{adjustbox}{max width=.9\textwidth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aption{Correlação de Spearman (UMNSRS - rel) - comparativo entre os experimentos de \citeonline{Pedersen2015} e os resultados obtidos com o software Similaridade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rowcolors{1}{}{lightgray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begin{tabular}{ 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} \hline</text:p>
          </table:table-cell>
          <table:table-cell/>
        </table:table-row>
        <table:table-row table:style-name="ro1">
          <table:table-cell office:value-type="string" calcext:value-type="string">
            <text:p><text:s text:c="12"/>\rowcolor{laranja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\textbf{Refer{\^e}ncia}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étrica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art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exp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abs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p(\%)} 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SE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\ <text:s/>\h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path &amp; 0.3062 &amp; 0.1352 &amp; 0.1710 &amp; 55.8 &amp; <text:s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wup <text:s/>&amp; 0.2633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ch <text:s/>&amp; 0.3062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in <text:s/>&amp; 0.3114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res <text:s/>&amp; 0.2800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-6}{*}{\parbox{2.5cm}{\centering{UMNSRS \\ rel}}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8"/>&amp; jcn <text:s/>&amp; 0.3555 &amp; X &amp; X &amp; &amp; <text:s text:c="2"/>\\ \cline{1-7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end{tabula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% <text:s text:c="2"/>\end{adjustbox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\label{tab:umnsrs_rel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vspace{0.5c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caption*{Fonte: Leonardo C. Santos, 202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%\source{Leonardo C. Santos,2020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%%%%%%%%%%%%%%%%%%%%%%%%%%%%%%%%%%%%%%%%%%%%%%%%%%%%%%%%%%%%%%%%%%%%%%%%%%%%%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begin{table}[H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enter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<text:tab/>\begin{adjustbox}{max width=.9\textwidth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tab/>\caption{Correlação de Spearman (UMNSRS - sim) - comparativo entre os experimentos de \citeonline{Pedersen2015} e os resultados obtidos com o software Similaridades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rowcolors{1}{}{lightgray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begin{tabular}{ 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} \hline</text:p>
          </table:table-cell>
          <table:table-cell/>
        </table:table-row>
        <table:table-row table:style-name="ro1">
          <table:table-cell office:value-type="string" calcext:value-type="string">
            <text:p><text:s text:c="12"/>\rowcolor{laranja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\textbf{Refer{\^e}ncia}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étrica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art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Spe\_exp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abs} &amp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dif\_p(\%)} <text:s/>&amp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textbf{MSE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\ <text:s/>\hl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path &amp; 0.5335 &amp; 0.2822 &amp; 0.2513 &amp; 47.1 &amp; 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wup <text:s/>&amp; 0.5079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ch <text:s/>&amp; 0.5335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lin <text:s/>&amp; 0.5137 &amp; X &amp; X &amp; &amp; <text:s text:c="2"/>\\ \cline{2-7} \rowcolor{lightgray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6}{*}{} <text:s text:c="8"/>&amp; res <text:s/>&amp; 0.4905 &amp; X &amp; X &amp; &amp; <text:s text:c="2"/>\\ \cline{2-7} \rowcolor{white} \cellcolor{white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12"/>\multirow{-6}{*}{\parbox{2.5cm}{\centering{UMNSRS \\ sim}}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38"/>&amp; jcn <text:s/>&amp; 0.5267 &amp; X &amp; X &amp; <text:s/>&amp; \\ \cline{1-7}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\end{tabular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% <text:s text:c="2"/>\end{adjustbox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"/>\label{tab:umnsrs_si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vspace{0.5cm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\caption*{Fonte: Leonardo C. Santos, 202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%\source{Leonardo C. Santos,2020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3:Sheet1.A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22:10:48.746580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21:18:38.042079836</meta:creation-date>
    <meta:generator>LibreOffice/6.0.7.3$Linux_X86_64 LibreOffice_project/00m0$Build-3</meta:generator>
    <dc:date>2021-05-07T03:00:36.696248913</dc:date>
    <meta:editing-duration>P8DT12H49M8S</meta:editing-duration>
    <meta:editing-cycles>467</meta:editing-cycles>
    <meta:document-statistic meta:table-count="7" meta:cell-count="1063" meta:object-count="0"/>
  </office:meta>
</office:document-meta>
</file>